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Hour</text:p>
          </table:table-cell>
          <table:table-cell table:style-name="ce6" office:value-type="string" calcext:value-type="string">
            <text:p>Temperature Number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1" calcext:value-type="date">
            <text:p>01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2" calcext:value-type="date">
            <text:p>02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3" calcext:value-type="date">
            <text:p>03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4" calcext:value-type="date">
            <text:p>04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5" calcext:value-type="date">
            <text:p>05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6" calcext:value-type="date">
            <text:p>06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7" calcext:value-type="date">
            <text:p>07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8" calcext:value-type="date">
            <text:p>08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09" calcext:value-type="date">
            <text:p>09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7" calcext:value-type="float">
            <text:p>3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0" calcext:value-type="date">
            <text:p>10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7" calcext:value-type="float">
            <text:p>3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7" calcext:value-type="float">
            <text:p>3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7" calcext:value-type="float">
            <text:p>3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7" calcext:value-type="float">
            <text:p>3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7" calcext:value-type="float">
            <text:p>3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1" calcext:value-type="date">
            <text:p>11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7" calcext:value-type="float">
            <text:p>3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7" calcext:value-type="float">
            <text:p>3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8" calcext:value-type="float">
            <text:p>3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7" calcext:value-type="float">
            <text:p>3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7" calcext:value-type="float">
            <text:p>3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7" calcext:value-type="float">
            <text:p>3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7" calcext:value-type="float">
            <text:p>3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7" calcext:value-type="float">
            <text:p>3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7" calcext:value-type="float">
            <text:p>3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7" calcext:value-type="float">
            <text:p>3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8" calcext:value-type="float">
            <text:p>3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7" calcext:value-type="float">
            <text:p>3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2" calcext:value-type="date">
            <text:p>12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3" calcext:value-type="date">
            <text:p>13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7" calcext:value-type="float">
            <text:p>3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4" calcext:value-type="date">
            <text:p>14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5" calcext:value-type="date">
            <text:p>15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6" calcext:value-type="date">
            <text:p>16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7" calcext:value-type="date">
            <text:p>17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7" calcext:value-type="float">
            <text:p>3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8" calcext:value-type="date">
            <text:p>18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7" calcext:value-type="float">
            <text:p>3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7" calcext:value-type="float">
            <text:p>3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7" calcext:value-type="float">
            <text:p>3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7" calcext:value-type="float">
            <text:p>3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6" calcext:value-type="float">
            <text:p>3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19" calcext:value-type="date">
            <text:p>19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0" calcext:value-type="date">
            <text:p>20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1" calcext:value-type="date">
            <text:p>21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2" calcext:value-type="date">
            <text:p>22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3" calcext:value-type="float">
            <text:p>2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3" calcext:value-type="date">
            <text:p>23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5" calcext:value-type="float">
            <text:p>3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4" calcext:value-type="date">
            <text:p>24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4" calcext:value-type="float">
            <text:p>3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3" calcext:value-type="float">
            <text:p>33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5" calcext:value-type="date">
            <text:p>25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6" calcext:value-type="date">
            <text:p>26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7" calcext:value-type="date">
            <text:p>27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8" calcext:value-type="date">
            <text:p>28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2" calcext:value-type="float">
            <text:p>32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1" calcext:value-type="float">
            <text:p>31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29" calcext:value-type="date">
            <text:p>29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0" calcext:value-type="date">
            <text:p>30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0" calcext:value-type="float">
            <text:p>30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7" calcext:value-type="float">
            <text:p>27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9" calcext:value-type="float">
            <text:p>29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8" calcext:value-type="float">
            <text:p>28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6" calcext:value-type="float">
            <text:p>26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5" calcext:value-type="float">
            <text:p>25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08-31" calcext:value-type="date">
            <text:p>31/08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4" calcext:value-type="float">
            <text:p>24</text:p>
          </table:table-cell>
          <table:table-cell table:style-name="ce5"/>
          <table:table-cell/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 table:number-rows-repeated="1047100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13:18:10.820683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6:19:35.411153064</meta:creation-date>
    <dc:date>2020-12-16T13:19:34.091648964</dc:date>
    <meta:editing-duration>PT23M28S</meta:editing-duration>
    <meta:editing-cycles>5</meta:editing-cycles>
    <meta:generator>LibreOffice/6.4.6.2$Linux_X86_64 LibreOffice_project/40$Build-2</meta:generator>
    <meta:document-statistic meta:table-count="1" meta:cell-count="4425" meta:object-count="0"/>
  </office:meta>
</office:document-meta>
</file>